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eb373" officeooo:paragraph-rsid="001eb373"/>
    </style:style>
    <style:style style:name="P2" style:family="paragraph" style:parent-style-name="Standard">
      <style:text-properties officeooo:paragraph-rsid="001eb373"/>
    </style:style>
    <style:style style:name="T1" style:family="text">
      <style:text-properties style:font-name="Liberation Sans" officeooo:rsid="001eb373"/>
    </style:style>
    <style:style style:name="T2" style:family="text">
      <style:text-properties style:font-name="Liberation Sans" fo:font-weight="bold" officeooo:rsid="001eb373" style:font-weight-asian="bold" style:font-weight-complex="bold"/>
    </style:style>
    <style:style style:name="T3" style:family="text">
      <style:text-properties style:font-name="Liberation Sans" fo:font-weight="bold" officeooo:rsid="001f6ece" style:font-weight-asian="bold" style:font-weight-complex="bold"/>
    </style:style>
    <style:style style:name="T4" style:family="text">
      <style:text-properties style:font-name="Liberation Sans" fo:font-weight="bold" officeooo:rsid="0023154b" style:font-weight-asian="bold" style:font-weight-complex="bold"/>
    </style:style>
    <style:style style:name="T5" style:family="text">
      <style:text-properties style:font-name="Liberation Sans" fo:font-weight="bold" officeooo:rsid="00233522" style:font-weight-asian="bold" style:font-weight-complex="bold"/>
    </style:style>
    <style:style style:name="T6" style:family="text">
      <style:text-properties style:font-name="Liberation Sans" officeooo:rsid="001f6ece"/>
    </style:style>
    <style:style style:name="T7" style:family="text">
      <style:text-properties style:font-name="Liberation Sans" officeooo:rsid="0023154b"/>
    </style:style>
    <style:style style:name="T8" style:family="text">
      <style:text-properties style:font-name="Liberation Sans" fo:font-weight="normal" officeooo:rsid="0023154b" style:font-weight-asian="normal" style:font-weight-complex="normal"/>
    </style:style>
    <style:style style:name="T9" style:family="text">
      <style:text-properties style:font-name="Liberation Sans" officeooo:rsid="0023352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ódigo</text:p>
      <text:p text:style-name="P1"/>
      <text:p text:style-name="P1">1- Inicialización</text:p>
      <text:p text:style-name="P1">2- Evolución temporal</text:p>
      <text:p text:style-name="P1"><text:tab/><text:span text:style-name="T10">do</text:span> sobre t</text:p>
      <text:p text:style-name="P1"><text:tab/><text:tab/><text:span text:style-name="T10">do</text:span> sobre iones li+</text:p>
      <text:p text:style-name="P1"><text:tab/><text:tab/><text:tab/>ex(i) = e0x(i) + nq*gx + nrx</text:p>
      <text:p text:style-name="P2"><text:span text:style-name="T1"><text:tab/><text:tab/><text:tab/>ey(i) = e0y(i) + nq*gy + nry</text:span></text:p>
      <text:p text:style-name="P2"><text:span text:style-name="T1"><text:tab/><text:tab/><text:tab/></text:span><text:span text:style-name="T2">do</text:span><text:span text:style-name="T1"> sobre los li0 depositados</text:span></text:p>
      <text:p text:style-name="P2"><text:span text:style-name="T1"><text:tab/><text:tab/><text:tab/></text:span><text:span text:style-name="T1"><text:tab/>- cálculo de la distancia entre la posicion del ion i y el li0 k</text:span></text:p>
      <text:p text:style-name="P2"><text:span text:style-name="T1"><text:tab/><text:tab/><text:tab/><text:tab/>- Imposición de la condición </text:span><text:span text:style-name="T6">li+ → li0</text:span></text:p>
      <text:p text:style-name="P2"><text:tab/><text:tab/><text:tab/><text:tab/><text:tab/><text:span text:style-name="T3">if </text:span><text:span text:style-name="T6">d &lt; datt </text:span></text:p>
      <text:p text:style-name="P2"><text:span text:style-name="T6"><text:tab/><text:tab/><text:tab/><text:tab/><text:tab/>- se guarda la posicion del ion li+ como nueva posicion <text:tab/><text:tab/><text:tab/><text:tab/><text:tab/> <text:s/>del li0</text:span></text:p>
      <text:p text:style-name="P2"><text:span text:style-name="T6"><text:tab/><text:tab/><text:tab/><text:tab/><text:tab/>- se repone el ion de forma aleatoria en el espacio</text:span></text:p>
      <text:p text:style-name="P2"><text:span text:style-name="T6"><text:tab/><text:tab/><text:tab/><text:tab/><text:tab/>- se calcula la nueva distribución de potencial debido al <text:tab/><text:tab/><text:tab/><text:tab/><text:tab/> <text:s text:c="2"/>li0 nuevo </text:span></text:p>
      <text:p text:style-name="P2"><text:span text:style-name="T6"><text:tab/><text:tab/><text:tab/><text:tab/><text:tab/>- se calcula el nuevo campo eléctrico con el nuevo <text:tab/><text:tab/><text:tab/><text:tab/><text:tab/><text:tab/> <text:s text:c="2"/>potencial</text:span></text:p>
      <text:p text:style-name="P2"><text:span text:style-name="T6"><text:tab/><text:tab/><text:tab/><text:tab/><text:tab/></text:span><text:span text:style-name="T3"> </text:span><text:span text:style-name="T4">else </text:span><text:span text:style-name="T8">(</text:span><text:span text:style-name="T6">d &gt; datt</text:span><text:span text:style-name="T7">)</text:span></text:p>
      <text:p text:style-name="P2"><text:span text:style-name="T7"><text:tab/><text:tab/><text:tab/><text:tab/><text:tab/>- <text:s/>se conservan los valores de la iteración anterior</text:span></text:p>
      <text:p text:style-name="P2"><text:span text:style-name="T7"><text:tab/><text:tab/><text:tab/></text:span><text:span text:style-name="T4">enddo </text:span><text:span text:style-name="T7">li0</text:span></text:p>
      <text:p text:style-name="P2"><text:span text:style-name="T7"><text:tab/><text:tab/><text:tab/>-</text:span><text:span text:style-name="T9"> se calcula nuevamente el vector r con el nuevo campo</text:span></text:p>
      <text:p text:style-name="P2"><text:span text:style-name="T9"><text:tab/><text:tab/><text:tab/>- se renombra el <text:s/>potencial para la próxima iteración</text:span></text:p>
      <text:p text:style-name="P2"><text:span text:style-name="T9"><text:tab/><text:tab/></text:span><text:span text:style-name="T5">enddo</text:span><text:span text:style-name="T9"> li+</text:span></text:p>
      <text:p text:style-name="P2"><text:span text:style-name="T9"><text:tab/><text:tab/>- se renombra la posición para la próxima itración: e0x(i) = ex(i), e0y(i) = ey(i)</text:span></text:p>
      <text:p text:style-name="P2"><text:span text:style-name="T7"><text:tab/></text:span><text:span text:style-name="T5">enddo</text:span><text:span text:style-name="T9"> temporal</text:span></text:p>
      <text:p text:style-name="P2"><text:span text:style-name="T6"><text:tab/></text:span></text:p>
      <text:p text:style-name="P2"><text:span text:style-name="T1"><text:tab/><text:tab/><text:tab/><text:tab/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3:17:41.888219386</meta:creation-date>
    <dc:date>2021-08-30T15:10:19.261818659</dc:date>
    <meta:editing-duration>PT3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60" meta:character-count="906" meta:non-whitespace-character-count="665"/>
  </office:meta>
</office:document-meta>
</file>